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f0899" officeooo:paragraph-rsid="000f0899"/>
    </style:style>
    <style:style style:name="P2" style:family="paragraph" style:parent-style-name="Text_20_body">
      <style:text-properties officeooo:rsid="000f0899" officeooo:paragraph-rsid="000f8d44"/>
    </style:style>
    <style:style style:name="P3" style:family="paragraph" style:parent-style-name="Text_20_body">
      <style:text-properties officeooo:rsid="000f0899" officeooo:paragraph-rsid="000fe4cf"/>
    </style:style>
    <style:style style:name="P4" style:family="paragraph" style:parent-style-name="Text_20_body">
      <style:text-properties officeooo:rsid="000f0899" officeooo:paragraph-rsid="00110f6a"/>
    </style:style>
    <style:style style:name="P5" style:family="paragraph" style:parent-style-name="Text_20_body">
      <style:text-properties officeooo:paragraph-rsid="000f8d44"/>
    </style:style>
    <style:style style:name="P6" style:family="paragraph" style:parent-style-name="Text_20_body">
      <style:text-properties officeooo:rsid="000fe4cf" officeooo:paragraph-rsid="000fe4cf"/>
    </style:style>
    <style:style style:name="P7" style:family="paragraph" style:parent-style-name="Text_20_body">
      <style:text-properties officeooo:rsid="000fe4cf" officeooo:paragraph-rsid="00110f6a"/>
    </style:style>
    <style:style style:name="P8" style:family="paragraph" style:parent-style-name="Text_20_body">
      <style:text-properties officeooo:rsid="00110f6a" officeooo:paragraph-rsid="00110f6a"/>
    </style:style>
    <style:style style:name="P9" style:family="paragraph" style:parent-style-name="Heading_20_2">
      <style:text-properties officeooo:rsid="000f8d44" officeooo:paragraph-rsid="000f8d44"/>
    </style:style>
    <style:style style:name="T1" style:family="text">
      <style:text-properties officeooo:rsid="000f8d44"/>
    </style:style>
    <style:style style:name="T2" style:family="text">
      <style:text-properties officeooo:rsid="000fe4c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T1">MonPremierMiniJeu.java</text:span></text:h>
      <text:p text:style-name="Text_20_body"/>
      <text:p text:style-name="P1">- Cas pseudo1 plus long que pseudo2.</text:p>
      <text:p text:style-name="P1"><text:tab/>Valeur à saisir pour Joueur 1 : "Jeanne".</text:p>
      <text:p text:style-name="P1"><text:tab/>Valeur à saisir pour Joueur 2 : "Jean".</text:p>
      <text:p text:style-name="P1"><text:tab/>Résultat attendu : "C'est Jeanne qui gagne !"</text:p>
      <text:p text:style-name="P1"/>
      <text:p text:style-name="P1">- Cas pseudo2 plus long que pseudo1</text:p>
      <text:p text:style-name="P1"><text:tab/>Valeur à saisir pour Joueur 1 : "Bob".</text:p>
      <text:p text:style-name="P1"><text:tab/>Valeur à saisir pour Joueur 2 : "Alice".</text:p>
      <text:p text:style-name="P1"><text:tab/>Résultat attendu : "C'est Alice qui gagne !"</text:p>
      <text:p text:style-name="P1"/>
      <text:p text:style-name="P1">- Cas pseudo1 et pseudo2 même longueur.</text:p>
      <text:p text:style-name="P1"><text:tab/>Valeur à saisir pour Joueur 1 : "Bob".</text:p>
      <text:p text:style-name="P1"><text:tab/>Valeur à saisir pour Joueur 2 : "Bob".</text:p>
      <text:p text:style-name="P1"><text:tab/>Résultat attendu : "Egalité!"</text:p>
      <text:p text:style-name="P1"/>
      <text:h text:style-name="P9" text:outline-level="2">QuelquesCalculs.java</text:h>
      <text:p text:style-name="P5"/>
      <text:p text:style-name="P2">- <text:span text:style-name="T2">Cas x = 12 et y = 5</text:span></text:p>
      <text:p text:style-name="P6"><text:tab/>a vaut 12, b vaut 5</text:p>
      <text:p text:style-name="P6"><text:tab/>a + b = 17</text:p>
      <text:p text:style-name="P6"><text:tab/>x vaut 12.0, y vaut 5</text:p>
      <text:p text:style-name="P6"><text:tab/>x / y = 2.4</text:p>
      <text:p text:style-name="P6"><text:tab/>a - b vaut: 7</text:p>
      <text:p text:style-name="P6"><text:tab/>a * b vaut: 60</text:p>
      <text:p text:style-name="P6"><text:tab/>a / b vaut: 2</text:p>
      <text:p text:style-name="P6"><text:tab/>a % b vaut: 2</text:p>
      <text:p text:style-name="P6"><text:tab/>x est positif</text:p>
      <text:p text:style-name="P6"><text:tab/>a est pair</text:p>
      <text:p text:style-name="P3"><text:soft-page-break/>- <text:span text:style-name="T2">Cas x = 7 et y = -6</text:span></text:p>
      <text:p text:style-name="P6"><text:tab/>a vaut 12, b vaut 5</text:p>
      <text:p text:style-name="P6"><text:tab/>a + b = 17</text:p>
      <text:p text:style-name="P6"><text:tab/>x vaut 7.0, y vaut -6</text:p>
      <text:p text:style-name="P6"><text:tab/>x / y = -1.1666666666666667</text:p>
      <text:p text:style-name="P6"><text:tab/>a - b vaut: 7</text:p>
      <text:p text:style-name="P6"><text:tab/>a * b vaut: 60</text:p>
      <text:p text:style-name="P6"><text:tab/>a / b vaut: 2</text:p>
      <text:p text:style-name="P6"><text:tab/>a % b vaut: 2</text:p>
      <text:p text:style-name="P6"><text:tab/>x est positif</text:p>
      <text:p text:style-name="P6"><text:tab/>Le produit de x par y est négatif donc soit x est négatif soit y est négatif.</text:p>
      <text:p text:style-name="P6"><text:tab/>a est pair</text:p>
      <text:p text:style-name="P6"/>
      <text:p text:style-name="P4">- <text:span text:style-name="T2">Cas x = -3 et y = -8</text:span></text:p>
      <text:p text:style-name="P8"><text:tab/>a vaut 12, b vaut 5</text:p>
      <text:p text:style-name="P8"><text:tab/>a + b = 17</text:p>
      <text:p text:style-name="P8"><text:tab/>x vaut -3.0, y vaut -8</text:p>
      <text:p text:style-name="P8"><text:tab/>x / y = 0.375</text:p>
      <text:p text:style-name="P8"><text:tab/>a - b vaut: 7</text:p>
      <text:p text:style-name="P8"><text:tab/>a * b vaut: 60</text:p>
      <text:p text:style-name="P8"><text:tab/>a / b vaut: 2</text:p>
      <text:p text:style-name="P8"><text:tab/>a % b vaut: 2</text:p>
      <text:p text:style-name="P8"><text:tab/>a est pai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1T13:35:43.086525677</meta:creation-date>
    <dc:date>2020-09-11T13:54:27.363611464</dc:date>
    <meta:editing-duration>PT8M23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47" meta:word-count="276" meta:character-count="1101" meta:non-whitespace-character-count="833"/>
  </office:meta>
</office:document-meta>
</file>